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14.594cm" style:rel-column-width="56261*"/>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406cm" style:rel-column-width="9274*"/>
    </style:style>
    <style:style style:name="Table3.B" style:family="table-column">
      <style:table-column-properties style:column-width="14.594cm" style:rel-column-width="56261*"/>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9274*"/>
    </style:style>
    <style:style style:name="Table2.B" style:family="table-column">
      <style:table-column-properties style:column-width="14.594cm" style:rel-column-width="56261*"/>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397cm" style:rel-column-width="1359*"/>
    </style:style>
    <style:style style:name="Table5.B" style:family="table-column">
      <style:table-column-properties style:column-width="14.603cm" style:rel-column-width="8279*"/>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Subtitle">
      <style:text-properties officeooo:rsid="001bb4e1" officeooo:paragraph-rsid="001bb4e1"/>
    </style:style>
    <style:style style:name="P2" style:family="paragraph" style:parent-style-name="Text_20_body">
      <style:text-properties officeooo:rsid="001bb4e1" officeooo:paragraph-rsid="001bb4e1"/>
    </style:style>
    <style:style style:name="P3" style:family="paragraph" style:parent-style-name="Title">
      <style:text-properties officeooo:rsid="001bb4e1" officeooo:paragraph-rsid="001bb4e1"/>
    </style:style>
    <style:style style:name="P4" style:family="paragraph" style:parent-style-name="Text_20_body">
      <style:text-properties officeooo:rsid="001c899d" officeooo:paragraph-rsid="001c899d"/>
    </style:style>
    <style:style style:name="P5" style:family="paragraph" style:parent-style-name="Text_20_body">
      <style:text-properties fo:font-style="normal" officeooo:rsid="001df1a2" officeooo:paragraph-rsid="0026179f" style:font-style-asian="normal" style:font-style-complex="normal"/>
    </style:style>
    <style:style style:name="P6" style:family="paragraph" style:parent-style-name="Text_20_body">
      <style:text-properties fo:font-style="normal" officeooo:rsid="002d205c" officeooo:paragraph-rsid="002d205c" style:font-style-asian="normal" style:font-style-complex="normal"/>
    </style:style>
    <style:style style:name="P7" style:family="paragraph" style:parent-style-name="Text_20_body">
      <style:text-properties fo:font-style="normal" officeooo:rsid="002aa62d" officeooo:paragraph-rsid="002aa62d" style:font-style-asian="normal" style:font-style-complex="normal"/>
    </style:style>
    <style:style style:name="P8" style:family="paragraph" style:parent-style-name="Text_20_body">
      <style:text-properties fo:font-style="normal" officeooo:rsid="002a3ded" officeooo:paragraph-rsid="002a3ded" style:font-style-asian="normal" style:font-style-complex="normal"/>
    </style:style>
    <style:style style:name="P9" style:family="paragraph" style:parent-style-name="Table_20_Contents">
      <style:text-properties officeooo:rsid="002a3ded" officeooo:paragraph-rsid="002a3ded"/>
    </style:style>
    <style:style style:name="P10" style:family="paragraph" style:parent-style-name="Text_20_body">
      <style:text-properties officeooo:rsid="002a3ded" officeooo:paragraph-rsid="002a3ded"/>
    </style:style>
    <style:style style:name="P11" style:family="paragraph" style:parent-style-name="Table_20_Contents">
      <style:text-properties officeooo:rsid="002aa62d" officeooo:paragraph-rsid="002aa62d"/>
    </style:style>
    <style:style style:name="P12" style:family="paragraph" style:parent-style-name="Text_20_body">
      <style:text-properties officeooo:rsid="002aa62d" officeooo:paragraph-rsid="002aa62d"/>
    </style:style>
    <style:style style:name="P13" style:family="paragraph" style:parent-style-name="Table_20_Contents">
      <style:text-properties officeooo:rsid="002b88fc" officeooo:paragraph-rsid="002b88fc"/>
    </style:style>
    <style:style style:name="P14" style:family="paragraph" style:parent-style-name="Text_20_body">
      <style:text-properties officeooo:rsid="002d205c" officeooo:paragraph-rsid="002d205c"/>
    </style:style>
    <style:style style:name="P15" style:family="paragraph" style:parent-style-name="Text_20_body">
      <style:text-properties officeooo:rsid="002d205c" officeooo:paragraph-rsid="0033d718"/>
    </style:style>
    <style:style style:name="P16" style:family="paragraph" style:parent-style-name="Table_20_Contents">
      <style:text-properties officeooo:rsid="0033d718" officeooo:paragraph-rsid="0033d718"/>
    </style:style>
    <style:style style:name="P17" style:family="paragraph" style:parent-style-name="Heading_20_2">
      <style:text-properties officeooo:rsid="002a3ded" officeooo:paragraph-rsid="002a3ded"/>
    </style:style>
    <style:style style:name="P18" style:family="paragraph" style:parent-style-name="Table_20_Contents">
      <style:text-properties officeooo:rsid="0036a43a" officeooo:paragraph-rsid="0036a43a"/>
    </style:style>
    <style:style style:name="P19" style:family="paragraph" style:parent-style-name="Text_20_body" style:list-style-name="L1">
      <style:text-properties officeooo:rsid="001c899d" officeooo:paragraph-rsid="001c899d"/>
    </style:style>
    <style:style style:name="P20" style:family="paragraph" style:parent-style-name="Text_20_body" style:list-style-name="L1">
      <style:text-properties officeooo:rsid="001bb4e1" officeooo:paragraph-rsid="001c899d"/>
    </style:style>
    <style:style style:name="P21" style:family="paragraph" style:parent-style-name="Text_20_body" style:list-style-name="L2">
      <style:text-properties officeooo:rsid="001bb4e1" officeooo:paragraph-rsid="001bb4e1"/>
    </style:style>
    <style:style style:name="P22" style:family="paragraph" style:parent-style-name="Text_20_body" style:list-style-name="L3">
      <style:text-properties fo:font-style="normal" officeooo:rsid="002d205c" officeooo:paragraph-rsid="002d205c" style:font-style-asian="normal" style:font-style-complex="normal"/>
    </style:style>
    <style:style style:name="P23" style:family="paragraph" style:parent-style-name="Text_20_body">
      <style:text-properties fo:font-style="normal" officeooo:rsid="002d205c" officeooo:paragraph-rsid="002d205c" style:font-style-asian="normal" style:font-style-complex="normal"/>
    </style:style>
    <style:style style:name="P24" style:family="paragraph" style:parent-style-name="Text_20_body">
      <style:text-properties fo:font-style="normal" officeooo:rsid="0033d718" officeooo:paragraph-rsid="0033d718" style:font-style-asian="normal" style:font-style-complex="normal"/>
    </style:style>
    <style:style style:name="P25" style:family="paragraph" style:parent-style-name="Text_20_body">
      <style:text-properties officeooo:rsid="002ed62d" officeooo:paragraph-rsid="002ed62d"/>
    </style:style>
    <style:style style:name="P26" style:family="paragraph" style:parent-style-name="Text_20_body">
      <style:text-properties officeooo:rsid="0037afc1" officeooo:paragraph-rsid="0037afc1"/>
    </style:style>
    <style:style style:name="P27" style:family="paragraph" style:parent-style-name="Text_20_body">
      <style:text-properties officeooo:rsid="003a4cac" officeooo:paragraph-rsid="003a4cac"/>
    </style:style>
    <style:style style:name="P28" style:family="paragraph" style:parent-style-name="Text_20_body">
      <style:text-properties officeooo:rsid="003bb405" officeooo:paragraph-rsid="003bb405"/>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1c899d" style:font-style-asian="normal" style:font-style-complex="normal"/>
    </style:style>
    <style:style style:name="T5" style:family="text">
      <style:text-properties fo:font-style="normal" officeooo:rsid="001f2d8e" style:font-style-asian="normal" style:font-style-complex="normal"/>
    </style:style>
    <style:style style:name="T6" style:family="text">
      <style:text-properties fo:font-style="normal" officeooo:rsid="002b88fc" style:font-style-asian="normal" style:font-style-complex="normal"/>
    </style:style>
    <style:style style:name="T7" style:family="text">
      <style:text-properties fo:font-style="normal" officeooo:rsid="002e32bf" style:font-style-asian="normal" style:font-style-complex="normal"/>
    </style:style>
    <style:style style:name="T8" style:family="text">
      <style:text-properties fo:font-style="normal" officeooo:rsid="00309d98" style:font-style-asian="normal" style:font-style-complex="normal"/>
    </style:style>
    <style:style style:name="T9" style:family="text">
      <style:text-properties fo:font-style="normal" officeooo:rsid="0033bffd" style:font-style-asian="normal" style:font-style-complex="normal"/>
    </style:style>
    <style:style style:name="T10" style:family="text">
      <style:text-properties fo:font-style="normal" officeooo:rsid="0033d718" style:font-style-asian="normal" style:font-style-complex="normal"/>
    </style:style>
    <style:style style:name="T11" style:family="text">
      <style:text-properties fo:font-style="normal" officeooo:rsid="0036a43a" style:font-style-asian="normal" style:font-style-complex="normal"/>
    </style:style>
    <style:style style:name="T12" style:family="text">
      <style:text-properties fo:font-style="normal" officeooo:rsid="00385d73" style:font-style-asian="normal" style:font-style-complex="normal"/>
    </style:style>
    <style:style style:name="T13" style:family="text">
      <style:text-properties fo:font-style="normal" officeooo:rsid="0039826f" style:font-style-asian="normal" style:font-style-complex="normal"/>
    </style:style>
    <style:style style:name="T14" style:family="text">
      <style:text-properties fo:font-style="normal" officeooo:rsid="003b2a06" style:font-style-asian="normal" style:font-style-complex="normal"/>
    </style:style>
    <style:style style:name="T15" style:family="text">
      <style:text-properties officeooo:rsid="002a3ded"/>
    </style:style>
    <style:style style:name="T16" style:family="text">
      <style:text-properties officeooo:rsid="002aa62d"/>
    </style:style>
    <style:style style:name="T17" style:family="text">
      <style:text-properties officeooo:rsid="002b88fc"/>
    </style:style>
    <style:style style:name="T18" style:family="text">
      <style:text-properties officeooo:rsid="0033d718"/>
    </style:style>
    <style:style style:name="T19" style:family="text">
      <style:text-properties officeooo:rsid="0036a43a"/>
    </style:style>
    <style:style style:name="T20" style:family="text">
      <style:text-properties officeooo:rsid="0037afc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himmer✨</text:p>
      <text:p text:style-name="P1">Skope-driven realtime shimming</text:p>
      <text:p text:style-name="P2">Throughout this documentation a number of terms of art will be used. Here are some of them and their meaning:</text:p>
      <text:list xml:id="list2865327319" text:style-name="L1">
        <text:list-item>
          <text:p text:style-name="P19">Shimmer✨: The name I gave to this project. <text:span text:style-name="T2">Shimm</text:span><text:span text:style-name="T3">ing Serv</text:span><text:span text:style-name="T2">er</text:span><text:span text:style-name="T3">. I think it’s cute if you include a sparkle emoji. Shimmer programs communicate to each other on sockets.</text:span></text:p>
        </text:list-item>
        <text:list-item>
          <text:p text:style-name="P20"><text:span text:style-name="T3">Socket : A computer object representing some sort of data input/output in the computer. Sockets can be internal </text:span><text:span text:style-name="T4">(files) </text:span><text:span text:style-name="T3">or external </text:span><text:span text:style-name="T4">(network facing)</text:span><text:span text:style-name="T3">. </text:span><text:span text:style-name="T4">A network has</text:span><text:span text:style-name="T3"> many sockets in use, so it is important to be able to tell between them </text:span><text:span text:style-name="T4">with an address.</text:span></text:p>
        </text:list-item>
      </text:list>
      <text:list xml:id="list2380292912" text:style-name="L2">
        <text:list-item>
          <text:p text:style-name="P21">IP address : A number representing the unique address of a computer on the network. A computer usually only has 1 IP address. </text:p>
        </text:list-item>
        <text:list-item>
          <text:p text:style-name="P21">Ports : A number distinguishing any given socket from each other. The port numbers are arbitrary but unique, so if one is already used by another program it cannot be used by Shimmer (and vice versa).</text:p>
        </text:list-item>
      </text:list>
      <text:p text:style-name="P4">To talk to each other, computers need to know which socket they are writing from and writing to. Each socket has with it an <text:span text:style-name="T1">address</text:span><text:span text:style-name="T3"> consisting of an IP part, referring to the actual computer its on, and a </text:span><text:span text:style-name="T1">port</text:span><text:span text:style-name="T3"> referring to a socket on that computer. (Street and house number, if you will.) This project us</text:span><text:span text:style-name="T5">es</text:span><text:span text:style-name="T3"> version 4 of the IP (internet protocol), so addresses look like this: ddd.dd.dd.dd:ddddd (where d is a decimal digit). The part before the colon is the IP address, the part after is the port. The IP addresses ports are configured in the network_description.</text:span><text:span text:style-name="T9">ini</text:span><text:span text:style-name="T3"> file.</text:span></text:p>
      <text:p text:style-name="P4"><text:span text:style-name="T3">This file consists of a number of entries referring to each component of the network (in [square brackets]). These names are used by the python files above so should not be changed. What you can (and must change) and the IP addresses and ports associated with each component. Shimmer is hardware agnostic, so it doesn’t really care which computer </text:span><text:span text:style-name="T5">on the network </text:span><text:span text:style-name="T3">you put various components on, as long as it can get the right </text:span><text:span text:style-name="T5">data</text:span><text:span text:style-name="T3">. When configuring Shimmer you will need to tell it which IP addresses and ports to use for which component.</text:span></text:p>
      <text:p text:style-name="P5"/>
      <text:h text:style-name="P17" text:outline-level="2">The Mental Model</text:h>
      <text:p text:style-name="P10">I am not a network developer, and this is in fact my first network project. As such, the way I have implemented things may be quite different from the best or right way simply because I wasn’t aware of the alternative. The biggest source of this is that my mental model of how this software should work is probably quite different to what is obvious. Since I implemented the code following this mental model, and since I’d like other people to be able to understand/maintain/debug it, I figure I should describe how I thought about <text:span text:style-name="T1">Shimmer</text:span><text:span text:style-name="T3">.</text:span></text:p>
      <text:p text:style-name="P10"><text:span text:style-name="T3">Shimmer is made of a number of programs, as detailed </text:span><text:span text:style-name="T11">in the user guide</text:span><text:span text:style-name="T3">. There is a server that sits in the middle, and a number of clients that all talk to it and to each other via it. They do this by sending </text:span><text:span text:style-name="T1">packets</text:span><text:span text:style-name="T3"> over </text:span><text:span text:style-name="T1">sockets</text:span><text:span text:style-name="T3">. A socket is an abstraction of the underlying computer/network </text:span><text:soft-page-break/><text:span text:style-name="T3">hardware and protocols, I basically think about it as though it were a virtual USB port which I can send data around, except a computer has thousands of them (all those </text:span><text:span text:style-name="T1">port</text:span><text:span text:style-name="T3"> numbers), and they can be on different computers (all the </text:span><text:span text:style-name="T1">IP addresses</text:span><text:span text:style-name="T3">). A packet is the data that’s sent down the wire, across the network. It has a structure that I decided (from the Real Python socket programming tutorial).</text:span></text:p>
      <text:p text:style-name="P6">Packets have 3 components:</text:p>
      <text:list xml:id="list3699703510" text:style-name="L3">
        <text:list-item>
          <text:p text:style-name="P22">The actual content, which could be of any length,</text:p>
        </text:list-item>
        <text:list-item>
          <text:p text:style-name="P22">A text-header containing information about the content (e.g., how long it is, and how should it be turned from bytes back into text),</text:p>
        </text:list-item>
        <text:list-item>
          <text:p text:style-name="P22">A protoheader that is just 2 bytes long and contains the length of the text header.</text:p>
        </text:list-item>
      </text:list>
      <text:p text:style-name="P6">These are all turned into bytes, then stacked together (protoheader then text header then content) and sent down the wire.</text:p>
      <text:p text:style-name="P7">The client sends requests (which are turned into a packet to be sent) to the server which creates responses (which are turned into a packet) to be sent back. The client_*.py files deal with requests and responses, the files in /libraries/ deal with packets and how to get from one to the other.</text:p>
      <text:p text:style-name="P8">When a client wants to do something (get shim currents, turn the shimming on/off, send shim currents), it makes a request <text:span text:style-name="T19">to the server</text:span>. The request is a python dictionary containing:</text:p>
      <table:table table:name="Table1" table:style-name="Table1">
        <table:table-column table:style-name="Table1.A"/>
        <table:table-column table:style-name="Table1.B"/>
        <table:table-row>
          <table:table-cell table:style-name="Table1.A1" office:value-type="string">
            <text:p text:style-name="P9">Key</text:p>
          </table:table-cell>
          <table:table-cell table:style-name="Table1.B1" office:value-type="string">
            <text:p text:style-name="P9">Value</text:p>
          </table:table-cell>
        </table:table-row>
        <table:table-row>
          <table:table-cell table:style-name="Table1.A2" office:value-type="string">
            <text:p text:style-name="P9">“type”</text:p>
          </table:table-cell>
          <table:table-cell table:style-name="Table1.B2" office:value-type="string">
            <text:p text:style-name="P9">The type of packet this is going to become.</text:p>
          </table:table-cell>
        </table:table-row>
        <table:table-row>
          <table:table-cell table:style-name="Table1.A2" office:value-type="string">
            <text:p text:style-name="Table_20_Contents">“<text:span text:style-name="T15">content”</text:span></text:p>
          </table:table-cell>
          <table:table-cell table:style-name="Table1.B2" office:value-type="string">
            <text:p text:style-name="P9">Itself a dictionary, containing the actual contents of the request.</text:p>
          </table:table-cell>
        </table:table-row>
      </table:table>
      <text:p text:style-name="P7">The client then creates a new instance of packet and passes the dictionary to it. The packet structure now has to turn this request dictionary into a form that can be sent down the wire. Firstly, it is used to create a new dictionary in `queue_request`, this time containing:</text:p>
      <table:table table:name="Table3" table:style-name="Table3">
        <table:table-column table:style-name="Table3.A"/>
        <table:table-column table:style-name="Table3.B"/>
        <table:table-row>
          <table:table-cell table:style-name="Table3.A1" office:value-type="string">
            <text:p text:style-name="P11">Key</text:p>
          </table:table-cell>
          <table:table-cell table:style-name="Table3.B1" office:value-type="string">
            <text:p text:style-name="P11">Value</text:p>
          </table:table-cell>
        </table:table-row>
        <table:table-row>
          <table:table-cell table:style-name="Table3.A2" office:value-type="string">
            <text:p text:style-name="Table_20_Contents">“<text:span text:style-name="T16">content_bytes”</text:span></text:p>
          </table:table-cell>
          <table:table-cell table:style-name="Table3.B2" office:value-type="string">
            <text:p text:style-name="P11">The content <text:span text:style-name="T18">as</text:span> before but encoded into bytes according to the encoding specified.</text:p>
          </table:table-cell>
        </table:table-row>
        <table:table-row>
          <table:table-cell table:style-name="Table3.A2" office:value-type="string">
            <text:p text:style-name="Table_20_Contents">“<text:span text:style-name="T16">content_type”</text:span></text:p>
          </table:table-cell>
          <table:table-cell table:style-name="Table3.B2" office:value-type="string">
            <text:p text:style-name="P11">The content type as above.</text:p>
          </table:table-cell>
        </table:table-row>
      </table:table>
      <text:p text:style-name="P7">A number of optional header fields may be created at this point to, depending on the type of packet. These could be the to/from for a relay packet, for example. This is done <text:span text:style-name="T19">by appending</text:span> a separate, arbitrary, dictionary.</text:p>
      <text:p text:style-name="P12"><text:span text:style-name="T3">These dictionaries are then passed to the `_create_message` method which </text:span><text:span text:style-name="T6">creates the jsonheader using the information provided in the request dictionary, and appends the optional header field dictionary. The compulsory header components are: </text:span></text:p>
      <table:table table:name="Table4" table:style-name="Table4">
        <table:table-column table:style-name="Table4.A"/>
        <table:table-column table:style-name="Table4.B"/>
        <table:table-row>
          <table:table-cell table:style-name="Table4.A1" office:value-type="string">
            <text:p text:style-name="P13">Key</text:p>
          </table:table-cell>
          <table:table-cell table:style-name="Table4.B1" office:value-type="string">
            <text:p text:style-name="P13">Value</text:p>
          </table:table-cell>
        </table:table-row>
        <table:table-row>
          <table:table-cell table:style-name="Table4.A2" office:value-type="string">
            <text:p text:style-name="Table_20_Contents">“<text:span text:style-name="T17">byteorder”</text:span></text:p>
          </table:table-cell>
          <table:table-cell table:style-name="Table4.B2" office:value-type="string">
            <text:p text:style-name="P13">Different computers may have different byteorders (little vs big-endian) so this needs to be communicated.</text:p>
          </table:table-cell>
        </table:table-row>
        <table:table-row>
          <table:table-cell table:style-name="Table4.A2" office:value-type="string">
            <text:p text:style-name="Table_20_Contents">“<text:span text:style-name="T17">content-type”</text:span></text:p>
          </table:table-cell>
          <table:table-cell table:style-name="Table4.B2" office:value-type="string">
            <text:p text:style-name="P13">As above.</text:p>
          </table:table-cell>
        </table:table-row>
        <text:soft-page-break/>
        <table:table-row>
          <table:table-cell table:style-name="Table4.A2" office:value-type="string">
            <text:p text:style-name="Table_20_Contents">“<text:span text:style-name="T17">content-length”</text:span></text:p>
          </table:table-cell>
          <table:table-cell table:style-name="Table4.B2" office:value-type="string">
            <text:p text:style-name="P13">The number of bytes making up the content.</text:p>
          </table:table-cell>
        </table:table-row>
      </table:table>
      <text:p text:style-name="P24">There are optional header components too which are:</text:p>
      <table:table table:name="Table2" table:style-name="Table2">
        <table:table-column table:style-name="Table2.A"/>
        <table:table-column table:style-name="Table2.B"/>
        <table:table-row>
          <table:table-cell table:style-name="Table2.A1" office:value-type="string">
            <text:p text:style-name="P16">Key:</text:p>
          </table:table-cell>
          <table:table-cell table:style-name="Table2.B1" office:value-type="string">
            <text:p text:style-name="P16">Value:</text:p>
          </table:table-cell>
        </table:table-row>
        <table:table-row>
          <table:table-cell table:style-name="Table2.A2" office:value-type="string">
            <text:p text:style-name="P16">“to”</text:p>
          </table:table-cell>
          <table:table-cell table:style-name="Table2.B2" office:value-type="string">
            <text:p text:style-name="P16">The name of the client you’re sending to.</text:p>
          </table:table-cell>
        </table:table-row>
        <table:table-row>
          <table:table-cell table:style-name="Table2.A2" office:value-type="string">
            <text:p text:style-name="Table_20_Contents">“<text:span text:style-name="T18">from”</text:span></text:p>
          </table:table-cell>
          <table:table-cell table:style-name="Table2.B2" office:value-type="string">
            <text:p text:style-name="P16">The name of the client the packet came from.</text:p>
          </table:table-cell>
        </table:table-row>
      </table:table>
      <text:p text:style-name="P15"><text:span text:style-name="T6">A</text:span><text:span text:style-name="T3">fter this step, everything is turned into bytes, </text:span><text:span text:style-name="T10">the length of the Jsonheader is found to give the protoheader and it’s all </text:span><text:span text:style-name="T3">stacked together and put on the write buffer.</text:span></text:p>
      <text:p text:style-name="P6">Once this packet is sent to the server, it is decoded using the information in the protoheader, and then text header, and used to construct a similar server packet object. This packet will inspect the header and content to decide what to do next. If it is a command, it will <text:span text:style-name="T18">call a function</text:span> to take the execution back to the main loop, passing the command string along to be parsed and used. If it is a relay, it will get the socket of the new destination and set a flag variable so the server knows to send its response to this.</text:p>
      <text:p text:style-name="P6">The server then creates its response in a similar way to the client making a packet, and this is sent down the wire to be received. <text:span text:style-name="T19">A response is a dictionary with one entry:</text:span></text:p>
      <table:table table:name="Table5" table:style-name="Table5">
        <table:table-column table:style-name="Table5.A"/>
        <table:table-column table:style-name="Table5.B"/>
        <table:table-row>
          <table:table-cell table:style-name="Table5.A1" office:value-type="string">
            <text:p text:style-name="P18">Key:</text:p>
          </table:table-cell>
          <table:table-cell table:style-name="Table5.B1" office:value-type="string">
            <text:p text:style-name="P18">Value:</text:p>
          </table:table-cell>
        </table:table-row>
        <table:table-row>
          <table:table-cell table:style-name="Table5.A2" office:value-type="string">
            <text:p text:style-name="Table_20_Contents">“<text:span text:style-name="T19">result”</text:span></text:p>
          </table:table-cell>
          <table:table-cell table:style-name="Table5.B2" office:value-type="string">
            <text:p text:style-name="P18">Whatever response string the server has sent.</text:p>
          </table:table-cell>
        </table:table-row>
      </table:table>
      <text:p text:style-name="P6"/>
      <text:p text:style-name="P6">All this sending and receiving, reading and writing, is coordinated using a “selector” object, from the python library “selectors”. These are an old-fashioned Unix-y thing but they work well here when my server needs to do one very simple thing over and over, unless it doesn’t, and doesn’t need to do anything else.</text:p>
      <text:p text:style-name="P6">The selector can store a number of IO <text:span text:style-name="T20">(input/output) </text:span>devices, in this case sockets but it could be files or pipes or other things, and ‘selects’ them when they need something doing in such a way that nothing has to wait too long and everything gets selected eventually. There’s probably a queue inside or something. IO devices are added to the selector along with a mask, this is the sort of event they should wait for – read or write or both. So at any point, the selector on a server will contain a number of sockets all waiting for reading or writing or both, and the selector on a console client will contain its <text:span text:style-name="T20">connection to the server.</text:span></text:p>
      <text:p text:style-name="P14"><text:span text:style-name="T3">Once the selector detects that something has happened at an IO device, and its in the right mode (read or write) then it will return it when .select() is called. We then pass the mask (IE, read/write/both) to the object and tell it to do </text:span><text:span text:style-name="T7">the according thing.</text:span></text:p>
      <text:p text:style-name="P25"><text:span text:style-name="T7">I</text:span><text:span text:style-name="T3">nitially, client sockets are in a write mode, ready to send data to the server. After they send data, they are put into read mode, ready to read the response (there are exceptions). Coordinating all of this was the source of most of my bugs, </text:span><text:span text:style-name="T8">since there’s a lot of moving parts.</text:span></text:p>
      <text:p text:style-name="P26"><text:span text:style-name="T8">I</text:span><text:span text:style-name="T3">nitially, the client objects (like command prompts) were also on the selector. This relied on using arbitrary integers as file keys, which isn’t available in the underlying system calls on Windows. Now the process_events method of the client is called manually by the packet </text:span><text:span text:style-name="T1">after</text:span><text:span text:style-name="T3"> it has read data (when we would want to do something with it) and </text:span><text:span text:style-name="T1">before</text:span><text:span text:style-name="T3"> it writes data (when we would want to </text:span><text:soft-page-break/><text:span text:style-name="T3">generate the data to write). This is less flexible but was a good compromise solution, in my opinion. </text:span><text:span text:style-name="T12">Along the way the clients can modify the mask on the selector in order to skip subsequent read</text:span><text:span text:style-name="T13">ing.</text:span></text:p>
      <text:p text:style-name="P27"><text:span text:style-name="T13">E</text:span><text:span text:style-name="T3">verything in Shimmer is a command. For information about server/client commands please see the user guide.</text:span></text:p>
      <text:p text:style-name="P28"><text:span text:style-name="T3">Relays were how I decided to deal with the issue of the input() function completely blocking execution. One option would have been to make a proper command line user interface reading and writing a buffer &amp;c., but that seemed like overkill. Instead, I went very old school and had special clients whose whole purpose is to take input and send commands (like the OG terminal programs). This means I needed a way to send commands from a console client to another client --- hence the relay.</text:span></text:p>
      <text:p text:style-name="P27"><text:span text:style-name="T3">When the relay command is used, the packet is sent to the server which then </text:span><text:span text:style-name="T14">formats it as a response and sends</text:span><text:span text:style-name="T3"> on to the destination socket. This is very simple to write, and was very irritating to implement until I realised it was just 3 lines of code inside _write. Whoops. </text:span><text:span text:style-name="T14">When a client receives a relay packet, it handles the response[“result”] the exact same way it handles any other command. This means you could in theory chain multiple relays, except the way I implemented the parser won’t let you nest groups, so this isn’t currently possi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5:03:23.572725886</meta:creation-date>
    <dc:date>2024-08-05T15:18:31.684234922</dc:date>
    <meta:editing-duration>PT10H2M51S</meta:editing-duration>
    <meta:editing-cycles>22</meta:editing-cycles>
    <meta:generator>LibreOffice/7.3.7.2$Linux_X86_64 LibreOffice_project/30$Build-2</meta:generator>
    <meta:document-statistic meta:table-count="5" meta:image-count="0" meta:object-count="0" meta:page-count="4" meta:paragraph-count="64" meta:word-count="1716" meta:character-count="9695" meta:non-whitespace-character-count="8047"/>
  </office:meta>
</office:document-meta>
</file>